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ee3" officeooo:paragraph-rsid="00023ee3"/>
    </style:style>
    <style:style style:name="P2" style:family="paragraph" style:parent-style-name="Standard">
      <style:text-properties officeooo:rsid="00023ee3" officeooo:paragraph-rsid="00023ee3"/>
    </style:style>
    <style:style style:name="P3" style:family="paragraph" style:parent-style-name="Text_20_body">
      <style:text-properties officeooo:paragraph-rsid="00023ee3"/>
    </style:style>
    <style:style style:name="P4" style:family="paragraph" style:parent-style-name="Text_20_body">
      <style:text-properties officeooo:rsid="00023ee3" officeooo:paragraph-rsid="00023ee3"/>
    </style:style>
    <style:style style:name="P5" style:family="paragraph" style:parent-style-name="Text_20_body">
      <style:text-properties officeooo:rsid="0002b981" officeooo:paragraph-rsid="0002b98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officeooo:rsid="00023ee3" officeooo:paragraph-rsid="00023ee3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list-style-name="">
      <style:paragraph-properties fo:break-before="page"/>
      <style:text-properties officeooo:rsid="00039790" officeooo:paragraph-rsid="00039790"/>
    </style:style>
    <style:style style:name="P11" style:family="paragraph" style:parent-style-name="Frame_20_contents">
      <style:text-properties officeooo:rsid="0005797d" officeooo:paragraph-rsid="0005797d"/>
    </style:style>
    <style:style style:name="P12" style:family="paragraph" style:parent-style-name="Text_20_body" style:list-style-name="">
      <style:text-properties officeooo:rsid="00039790" officeooo:paragraph-rsid="00039790"/>
    </style:style>
    <style:style style:name="P13" style:family="paragraph" style:parent-style-name="Text_20_body">
      <style:text-properties officeooo:rsid="00044aab" officeooo:paragraph-rsid="00044aab"/>
    </style:style>
    <style:style style:name="P14" style:family="paragraph" style:parent-style-name="Text_20_body">
      <style:text-properties officeooo:rsid="0005797d" officeooo:paragraph-rsid="0005797d"/>
    </style:style>
    <style:style style:name="T1" style:family="text">
      <style:text-properties officeooo:rsid="00023ee3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_S20_banana_pi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<text:a xlink:type="simple" xlink:href="#__RefHeading__170_188545714" text:style-name="Internet_20_link" text:visited-style-name="Visited_20_Internet_20_Link">Lemaker images<text:tab/>2</text:a></text:p>
          <text:p text:style-name="P7"><text:a xlink:type="simple" xlink:href="#__RefHeading__172_188545714" text:style-name="Internet_20_link" text:visited-style-name="Visited_20_Internet_20_Link">Fedora<text:tab/>2</text:a></text:p>
          <text:p text:style-name="P7"><text:a xlink:type="simple" xlink:href="#__RefHeading__174_188545714" text:style-name="Internet_20_link" text:visited-style-name="Visited_20_Internet_20_Link">Raspbian<text:tab/>2</text:a></text:p>
        </text:index-body>
      </text:table-of-content>
      <text:p text:style-name="P2"/>
      <text:h text:style-name="P9" text:outline-level="1"><text:bookmark-start text:name="__RefHeading__170_188545714"/>Lemaker <text:span text:style-name="T1">images</text:span><text:bookmark-end text:name="__RefHeading__170_188545714"/></text:h>
      <text:p text:style-name="Standard">Tabelle</text:p>
      <text:h text:style-name="P8" text:outline-level="2"><text:bookmark-start text:name="__RefHeading__172_188545714"/>Fedora<text:bookmark-end text:name="__RefHeading__172_188545714"/></text:h>
      <text:p text:style-name="P3"/>
      <text:h text:style-name="P8" text:outline-level="2"><text:bookmark-start text:name="__RefHeading__174_188545714"/>Raspbian<text:bookmark-end text:name="__RefHeading__174_188545714"/></text:h>
      <text:p text:style-name="P3"/>
      <text:p text:style-name="P4"/>
      <text:h text:style-name="P10" text:outline-level="1">Arch linux original</text:h>
      <text:h text:style-name="P12" text:outline-level="1"/>
      <text:h text:style-name="P9" text:outline-level="1">Jessie try</text:h>
      <text:h text:style-name="P9" text:outline-level="1">Ubuntu</text:h>
      <text:p text:style-name="P13">Try netinst</text:p>
      <text:p text:style-name="P13">vmlinuz &amp; initrd.gz from ubuntu</text:p>
      <text:p text:style-name="P14">dtb from debian</text:p>
      <text:p text:style-name="P14">uEnv.txt</text:p>
      <text:p text:style-name="P14"><draw:frame draw:style-name="fr1" draw:name="Rahmen1" text:anchor-type="paragraph" svg:width="14.213cm" draw:z-index="0"><draw:text-box fo:min-height="2.011cm"><text:p text:style-name="P11">aload_dtb=fatload $device $partition 0x42000000 sun7i-a20-bananapi.dtb;<text:line-break/>aload_kernel=fatload $device $partition 0x48000000 vmlinuz;<text:line-break/>aload_initrd=fatload $device $partition 0x43000000 initrd;<text:line-break/>start=bootz 48000000 43000000:$filesize 42000000;<text:line-break/>bootargs=console=ttyS0,115200 root=/dev/ram elevator=deadline rootwait<text:line-break/>uenvcmd=run aload_dtb aload_kernel aload_initrd start </text:p></draw:text-box></draw:frame></text:p>
      <text:p text:style-name="P14"/>
      <text:p text:style-name="P14">Starting kernel …</text:p>
      <text:p text:style-name="P14">not more ….</text:p>
      <text:h text:style-name="P9" text:outline-level="1">Appenix(e)</text:h>
      <text:h text:style-name="Heading_20_2" text:outline-level="2">Links</text:h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>
      <style:paragraph-properties style:writing-mode="page"/>
      <style:text-properties style:font-name="Open Sans" fo:font-family="'Open Sans'" style:font-style-name="Standard" style:font-family-generic="swiss" style:font-pitch="variable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3ee3" officeooo:paragraph-rsid="00023ee3"/>
    </style:style>
    <style:style style:name="MT1" style:family="text">
      <style:text-properties officeooo:rsid="0002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9" number:automatic-order="true">
      <number:day/>
      <number:text>.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File: <text:file-name text:display="name-and-extension">EL_S20_banana_pi.odt</text:file-name><text:tab/><text:tab/><text:date style:data-style-name="N39" text:date-value="2014-11-11T20:34:54.739999878">11. Nov 14</text:date> <text:time style:data-style-name="N40" text:time-value="2014-11-11T20:34:54.739999878">20:30</text:time></text:p>
      </style:header>
      <style:footer>
        <text:p text:style-name="Footer"><text:tab/><text:span text:style-name="MT1">Page </text:span><text:span text:style-name="MT1"><text:page-number text:select-page="current">6</text:page-number></text:span><text:span text:style-name="MT1"> 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10:45.854000000</meta:creation-date>
    <meta:generator>LibreOffice/4.3.3.2$Windows_x86 LibreOffice_project/9bb7eadab57b6755b1265afa86e04bf45fbfc644</meta:generator>
    <dc:date>2014-11-11T20:34:54.698000000</dc:date>
    <meta:editing-duration>PT12M50S</meta:editing-duration>
    <meta:editing-cycles>6</meta:editing-cycles>
    <meta:document-statistic meta:table-count="0" meta:image-count="0" meta:object-count="0" meta:page-count="6" meta:paragraph-count="23" meta:word-count="77" meta:character-count="668" meta:non-whitespace-character-count="611"/>
  </office:meta>
</office:document-meta>
</file>